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e669" officeooo:paragraph-rsid="0003e669"/>
    </style:style>
    <style:style style:name="P2" style:family="paragraph" style:parent-style-name="Standard">
      <style:text-properties officeooo:rsid="0003e669" officeooo:paragraph-rsid="0003e669"/>
    </style:style>
    <style:style style:name="P3" style:family="paragraph" style:parent-style-name="Standard">
      <style:text-properties officeooo:rsid="000504ce" officeooo:paragraph-rsid="000504ce"/>
    </style:style>
    <style:style style:name="P4" style:family="paragraph" style:parent-style-name="Standard">
      <style:text-properties officeooo:rsid="00058423" officeooo:paragraph-rsid="00058423"/>
    </style:style>
    <style:style style:name="T1" style:family="text">
      <style:text-properties officeooo:rsid="0004faa3"/>
    </style:style>
    <style:style style:name="T2" style:family="text">
      <style:text-properties officeooo:rsid="000504ce"/>
    </style:style>
    <style:style style:name="T3" style:family="text">
      <style:text-properties officeooo:rsid="00058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iket át kell nézni:</text:p>
      <text:p text:style-name="P1"><text:span text:style-name="T1">I</text:span>nterface</text:p>
      <text:p text:style-name="P1"><text:span text:style-name="T1">E</text:span>xception</text:p>
      <text:p text:style-name="P1"><text:span text:style-name="T1">I</text:span>nner class / <text:span text:style-name="T1">A</text:span>nonim class → Lanbda functions</text:p>
      <text:p text:style-name="P1"><text:tab/><text:tab/><text:tab/><text:tab/><text:tab/><text:tab/>→ Threads</text:p>
      <text:p text:style-name="P1"/>
      <text:p text:style-name="P4">Osztályok számánat befolyásoló tényezők:</text:p>
      <text:p text:style-name="P3">Létszám (fejlesztők)</text:p>
      <text:p text:style-name="P3">Funkc. csoport</text:p>
      <text:p text:style-name="P3">Komplexitás<text:tab/>→ Egyértelmű feladatok</text:p>
      <text:p text:style-name="Standard"><text:span text:style-name="T2"><text:tab/><text:tab/><text:tab/>→ Mér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9:23:29.266265231</meta:creation-date>
    <meta:generator>LibreOffice/5.1.6.2$Linux_X86_64 LibreOffice_project/10m0$Build-2</meta:generator>
    <dc:date>2018-09-13T09:49:44.194850943</dc:date>
    <meta:editing-duration>PT24M48S</meta:editing-duration>
    <meta:editing-cycles>4</meta:editing-cycles>
    <meta:document-statistic meta:table-count="0" meta:image-count="0" meta:object-count="0" meta:page-count="1" meta:paragraph-count="10" meta:word-count="30" meta:character-count="217" meta:non-whitespace-character-count="188"/>
  </office:meta>
</office:document-meta>
</file>